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paragraph-rsid="00dd84c2" style:font-size-asian="11pt" style:font-size-complex="11pt"/>
    </style:style>
    <style:style style:name="P4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dc8630" style:font-size-asian="11pt" style:font-size-complex="11pt"/>
    </style:style>
    <style:style style:name="P10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dc86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20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7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28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29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0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1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3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4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dc8630" style:font-size-asian="11pt" style:font-size-complex="11pt"/>
    </style:style>
    <style:style style:name="P35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dc8630" style:font-size-asian="11pt" style:font-size-complex="11pt"/>
    </style:style>
    <style:style style:name="P36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dc8630" style:font-size-asian="11pt" style:font-size-complex="11pt"/>
    </style:style>
    <style:style style:name="P37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38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39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41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4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6" style:family="paragraph" style:parent-style-name="Standard" style:list-style-name="L10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8" style:family="paragraph" style:parent-style-name="Standard" style:list-style-name="L11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bold" officeooo:rsid="00d60c40" style:font-weight-asian="bold" style:font-weight-complex="bold"/>
    </style:style>
    <style:style style:name="T17" style:family="text">
      <style:text-properties fo:font-weight="bold" officeooo:rsid="00d9b4a2" style:font-weight-asian="bold" style:font-weight-complex="bold"/>
    </style:style>
    <style:style style:name="T18" style:family="text">
      <style:text-properties fo:font-weight="bold" officeooo:rsid="00dea3f6" style:font-weight-asian="bold" style:font-weight-complex="bold"/>
    </style:style>
    <style:style style:name="T19" style:family="text">
      <style:text-properties fo:font-weight="bold" officeooo:rsid="00e08e0b" style:font-weight-asian="bold" style:font-weight-complex="bold"/>
    </style:style>
    <style:style style:name="T20" style:family="text">
      <style:text-properties fo:font-weight="bold" officeooo:rsid="00e1c9eb" style:font-weight-asian="bold" style:font-weight-complex="bold"/>
    </style:style>
    <style:style style:name="T21" style:family="text">
      <style:text-properties fo:font-weight="bold" officeooo:rsid="00e21bb3" style:font-weight-asian="bold" style:font-weight-complex="bold"/>
    </style:style>
    <style:style style:name="T22" style:family="text">
      <style:text-properties fo:font-weight="bold" officeooo:rsid="00e3ed5c" style:font-weight-asian="bold" style:font-weight-complex="bold"/>
    </style:style>
    <style:style style:name="T23" style:family="text">
      <style:text-properties fo:font-weight="bold" officeooo:rsid="00e4c31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ca38e" style:font-weight-asian="normal" style:font-weight-complex="normal"/>
    </style:style>
    <style:style style:name="T26" style:family="text">
      <style:text-properties fo:font-weight="normal" officeooo:rsid="003ceccd" style:font-weight-asian="normal" style:font-weight-complex="normal"/>
    </style:style>
    <style:style style:name="T27" style:family="text">
      <style:text-properties fo:font-weight="normal" officeooo:rsid="00448991" style:font-weight-asian="normal" style:font-weight-complex="normal"/>
    </style:style>
    <style:style style:name="T28" style:family="text">
      <style:text-properties fo:font-weight="normal" officeooo:rsid="00639492" style:font-weight-asian="normal" style:font-weight-complex="normal"/>
    </style:style>
    <style:style style:name="T29" style:family="text">
      <style:text-properties fo:font-weight="normal" officeooo:rsid="0066d1a7" style:font-weight-asian="normal" style:font-weight-complex="normal"/>
    </style:style>
    <style:style style:name="T30" style:family="text">
      <style:text-properties fo:font-weight="normal" officeooo:rsid="006892c0" style:font-weight-asian="normal" style:font-weight-complex="normal"/>
    </style:style>
    <style:style style:name="T31" style:family="text">
      <style:text-properties fo:font-weight="normal" officeooo:rsid="005a6965" style:font-weight-asian="normal" style:font-weight-complex="normal"/>
    </style:style>
    <style:style style:name="T32" style:family="text">
      <style:text-properties fo:font-weight="normal" officeooo:rsid="0064a2d8" style:font-weight-asian="normal" style:font-weight-complex="normal"/>
    </style:style>
    <style:style style:name="T33" style:family="text">
      <style:text-properties fo:font-weight="normal" officeooo:rsid="006f2777" style:font-weight-asian="normal" style:font-weight-complex="normal"/>
    </style:style>
    <style:style style:name="T34" style:family="text">
      <style:text-properties fo:font-weight="normal" officeooo:rsid="007ec5fd" style:font-weight-asian="normal" style:font-weight-complex="normal"/>
    </style:style>
    <style:style style:name="T35" style:family="text">
      <style:text-properties fo:font-weight="normal" officeooo:rsid="007fff62" style:font-weight-asian="normal" style:font-weight-complex="normal"/>
    </style:style>
    <style:style style:name="T36" style:family="text">
      <style:text-properties fo:font-weight="normal" officeooo:rsid="00a40ae2" style:font-weight-asian="normal" style:font-weight-complex="normal"/>
    </style:style>
    <style:style style:name="T37" style:family="text">
      <style:text-properties fo:font-weight="normal" officeooo:rsid="00a5ff20" style:font-weight-asian="normal" style:font-weight-complex="normal"/>
    </style:style>
    <style:style style:name="T38" style:family="text">
      <style:text-properties fo:font-weight="normal" officeooo:rsid="00a7030b" style:font-weight-asian="normal" style:font-weight-complex="normal"/>
    </style:style>
    <style:style style:name="T39" style:family="text">
      <style:text-properties fo:font-weight="normal" officeooo:rsid="00b3806e" style:font-weight-asian="normal" style:font-weight-complex="normal"/>
    </style:style>
    <style:style style:name="T40" style:family="text">
      <style:text-properties fo:font-weight="normal" officeooo:rsid="00cc26d7" style:font-weight-asian="normal" style:font-weight-complex="normal"/>
    </style:style>
    <style:style style:name="T41" style:family="text">
      <style:text-properties fo:font-weight="normal" officeooo:rsid="00d17055" style:font-weight-asian="normal" style:font-weight-complex="normal"/>
    </style:style>
    <style:style style:name="T42" style:family="text">
      <style:text-properties fo:font-weight="normal" officeooo:rsid="006c9b40" style:font-weight-asian="normal" style:font-weight-complex="normal"/>
    </style:style>
    <style:style style:name="T43" style:family="text">
      <style:text-properties fo:font-weight="normal" officeooo:rsid="00dea3f6" style:font-weight-asian="normal" style:font-weight-complex="normal"/>
    </style:style>
    <style:style style:name="T44" style:family="text">
      <style:text-properties fo:font-weight="normal" officeooo:rsid="00e08e0b" style:font-weight-asian="normal" style:font-weight-complex="normal"/>
    </style:style>
    <style:style style:name="T45" style:family="text">
      <style:text-properties fo:font-weight="normal" officeooo:rsid="00e3ed5c" style:font-weight-asian="normal" style:font-weight-complex="normal"/>
    </style:style>
    <style:style style:name="T46" style:family="text">
      <style:text-properties officeooo:rsid="003f8fd0"/>
    </style:style>
    <style:style style:name="T47" style:family="text">
      <style:text-properties officeooo:rsid="003fe830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fo:language="en" fo:country="US"/>
    </style:style>
    <style:style style:name="T50" style:family="text">
      <style:text-properties fo:color="#000000" loext:opacity="100%" fo:language="en" fo:country="US" fo:font-weight="normal" style:font-weight-asian="normal" style:font-weight-complex="normal"/>
    </style:style>
    <style:style style:name="T51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52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53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54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55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56" style:family="text">
      <style:text-properties fo:color="#000000" loext:opacity="100%" fo:language="en" fo:country="US" officeooo:rsid="003ceccd"/>
    </style:style>
    <style:style style:name="T57" style:family="text">
      <style:text-properties fo:color="#000000" loext:opacity="100%" officeooo:rsid="00451eb8"/>
    </style:style>
    <style:style style:name="T58" style:family="text">
      <style:text-properties fo:color="#000000" loext:opacity="100%" officeooo:rsid="00455cec"/>
    </style:style>
    <style:style style:name="T59" style:family="text">
      <style:text-properties fo:color="#000000" loext:opacity="100%" officeooo:rsid="00470c96"/>
    </style:style>
    <style:style style:name="T60" style:family="text">
      <style:text-properties fo:color="#000000" loext:opacity="100%" officeooo:rsid="00d17055"/>
    </style:style>
    <style:style style:name="T61" style:family="text">
      <style:text-properties officeooo:rsid="004cff7a"/>
    </style:style>
    <style:style style:name="T62" style:family="text">
      <style:text-properties officeooo:rsid="004df59b"/>
    </style:style>
    <style:style style:name="T63" style:family="text">
      <style:text-properties officeooo:rsid="0056623e"/>
    </style:style>
    <style:style style:name="T64" style:family="text">
      <style:text-properties officeooo:rsid="005a6965"/>
    </style:style>
    <style:style style:name="T65" style:family="text">
      <style:text-properties officeooo:rsid="005d4945"/>
    </style:style>
    <style:style style:name="T66" style:family="text">
      <style:text-properties officeooo:rsid="0060f805"/>
    </style:style>
    <style:style style:name="T67" style:family="text">
      <style:text-properties officeooo:rsid="00639492"/>
    </style:style>
    <style:style style:name="T68" style:family="text">
      <style:text-properties officeooo:rsid="006473fe"/>
    </style:style>
    <style:style style:name="T69" style:family="text">
      <style:text-properties officeooo:rsid="0065618d"/>
    </style:style>
    <style:style style:name="T70" style:family="text">
      <style:text-properties officeooo:rsid="0066b586"/>
    </style:style>
    <style:style style:name="T71" style:family="text">
      <style:text-properties officeooo:rsid="006892c0"/>
    </style:style>
    <style:style style:name="T72" style:family="text">
      <style:text-properties officeooo:rsid="006ba514"/>
    </style:style>
    <style:style style:name="T73" style:family="text">
      <style:text-properties officeooo:rsid="006c9b40"/>
    </style:style>
    <style:style style:name="T74" style:family="text">
      <style:text-properties officeooo:rsid="006e9141"/>
    </style:style>
    <style:style style:name="T75" style:family="text">
      <style:text-properties officeooo:rsid="006f2777"/>
    </style:style>
    <style:style style:name="T76" style:family="text">
      <style:text-properties officeooo:rsid="008ac0fc"/>
    </style:style>
    <style:style style:name="T77" style:family="text">
      <style:text-properties officeooo:rsid="008c2918"/>
    </style:style>
    <style:style style:name="T78" style:family="text">
      <style:text-properties officeooo:rsid="008e6646"/>
    </style:style>
    <style:style style:name="T79" style:family="text">
      <style:text-properties officeooo:rsid="00900c70"/>
    </style:style>
    <style:style style:name="T80" style:family="text">
      <style:text-properties officeooo:rsid="009027b3"/>
    </style:style>
    <style:style style:name="T81" style:family="text">
      <style:text-properties officeooo:rsid="0095b15e"/>
    </style:style>
    <style:style style:name="T82" style:family="text">
      <style:text-properties officeooo:rsid="00976a9d"/>
    </style:style>
    <style:style style:name="T83" style:family="text">
      <style:text-properties officeooo:rsid="009863ec"/>
    </style:style>
    <style:style style:name="T84" style:family="text">
      <style:text-properties officeooo:rsid="00996366"/>
    </style:style>
    <style:style style:name="T85" style:family="text">
      <style:text-properties officeooo:rsid="0099fea1"/>
    </style:style>
    <style:style style:name="T86" style:family="text">
      <style:text-properties officeooo:rsid="009a4361"/>
    </style:style>
    <style:style style:name="T87" style:family="text">
      <style:text-properties officeooo:rsid="00a0873e"/>
    </style:style>
    <style:style style:name="T88" style:family="text">
      <style:text-properties officeooo:rsid="00a768ea"/>
    </style:style>
    <style:style style:name="T89" style:family="text">
      <style:text-properties officeooo:rsid="00a8f0da"/>
    </style:style>
    <style:style style:name="T90" style:family="text">
      <style:text-properties officeooo:rsid="00a9e630"/>
    </style:style>
    <style:style style:name="T91" style:family="text">
      <style:text-properties officeooo:rsid="003a55a5"/>
    </style:style>
    <style:style style:name="T92" style:family="text">
      <style:text-properties officeooo:rsid="00ad1447"/>
    </style:style>
    <style:style style:name="T93" style:family="text">
      <style:text-properties officeooo:rsid="00af0638"/>
    </style:style>
    <style:style style:name="T94" style:family="text">
      <style:text-properties officeooo:rsid="00b39a8f"/>
    </style:style>
    <style:style style:name="T95" style:family="text">
      <style:text-properties officeooo:rsid="00b63bf5"/>
    </style:style>
    <style:style style:name="T96" style:family="text">
      <style:text-properties officeooo:rsid="00b99572"/>
    </style:style>
    <style:style style:name="T97" style:family="text">
      <style:text-properties officeooo:rsid="00bb1cf9"/>
    </style:style>
    <style:style style:name="T98" style:family="text">
      <style:text-properties officeooo:rsid="00bcf7fd"/>
    </style:style>
    <style:style style:name="T99" style:family="text">
      <style:text-properties officeooo:rsid="00be4661"/>
    </style:style>
    <style:style style:name="T100" style:family="text">
      <style:text-properties officeooo:rsid="00bef158"/>
    </style:style>
    <style:style style:name="T101" style:family="text">
      <style:text-properties officeooo:rsid="00c00875"/>
    </style:style>
    <style:style style:name="T102" style:family="text">
      <style:text-properties officeooo:rsid="00c06c25"/>
    </style:style>
    <style:style style:name="T103" style:family="text">
      <style:text-properties officeooo:rsid="00c9b311"/>
    </style:style>
    <style:style style:name="T104" style:family="text">
      <style:text-properties officeooo:rsid="00d9b4a2"/>
    </style:style>
    <style:style style:name="T105" style:family="text">
      <style:text-properties officeooo:rsid="00e08e0b"/>
    </style:style>
    <style:style style:name="T106" style:family="text">
      <style:text-properties officeooo:rsid="00e21bb3"/>
    </style:style>
    <style:style style:name="T107" style:family="text">
      <style:text-properties officeooo:rsid="00e31b0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evon Gardner</text:p>
      <text:p text:style-name="P1"><text:a xlink:type="simple" xlink:href="https://github.com/devon-g/" text:style-name="Internet_20_link" text:visited-style-name="Visited_20_Internet_20_Link"><text:span text:style-name="T48">github/</text:span><text:span text:style-name="T57">devon-g</text:span></text:a><text:span text:style-name="T48"> | d</text:span><text:span text:style-name="T58">gardner365@gmail.com</text:span><text:span text:style-name="T48"> | </text:span><text:span text:style-name="T60">941-</text:span><text:span text:style-name="T48">358-1887 </text:span><text:span text:style-name="T59">| </text:span><text:a xlink:type="simple" xlink:href="https://www.linkedin.com/in/devon-gardner/" text:style-name="Internet_20_link" text:visited-style-name="Visited_20_Internet_20_Link"><text:span text:style-name="T48">linkedin/devon-gardner</text:span></text:a></text:p>
      <text:p text:style-name="P4"/>
      <text:p text:style-name="P23">EDUCATION</text:p>
      <text:p text:style-name="P6"><text:span text:style-name="T1">Bachelor of Arts in Computer Science at New College of Florida – </text:span><text:span text:style-name="T16">4.0 GPA </text:span><text:span text:style-name="T44">|</text:span><text:span text:style-name="T19"> </text:span><text:span text:style-name="T1">Aug 2020 – May 2023</text:span></text:p>
      <text:p text:style-name="P12">Honors Thesis <text:span text:style-name="T64">– </text:span><text:span text:style-name="T65">Exploring Robot Kinematics: an Engineering Approach</text:span></text:p>
      <text:p text:style-name="P8"><text:span text:style-name="T6"/></text:p>
      <text:p text:style-name="P15"><text:span text:style-name="T3">R</text:span><text:span text:style-name="T1">ELEVANT EXPERIENCE</text:span></text:p>
      <text:p text:style-name="P16"><text:span text:style-name="T1">Red Tide Dashboard </text:span><text:span text:style-name="T44">|</text:span><text:span text:style-name="T19"> </text:span><text:span text:style-name="T20">04/22/</text:span><text:span text:style-name="T9">2</text:span><text:span text:style-name="T11">2</text:span><text:span text:style-name="T9"> </text:span><text:span text:style-name="T3">– </text:span><text:span text:style-name="T20">05/20/</text:span><text:span text:style-name="T7">2</text:span><text:span text:style-name="T11">2</text:span></text:p>
      <text:list text:style-name="L1">
        <text:list-item>
          <text:p text:style-name="P27"><text:span text:style-name="T73">Architected </text:span>and implemented full-stack web application <text:span text:style-name="T64">in Agile/Scrum team of three</text:span><text:span text:style-name="T61"> </text:span>to <text:span text:style-name="T63">pro</text:span><text:span text:style-name="T76">duce </text:span><text:span text:style-name="T73">ReactJS </text:span><text:span text:style-name="T63">dashboard,</text:span> <text:span text:style-name="T77">aggregating </text:span><text:span text:style-name="T81">50,000</text:span><text:span text:style-name="T84">+</text:span> <text:span text:style-name="T81">data related to red tide</text:span></text:p>
        </text:list-item>
        <text:list-item>
          <text:p text:style-name="P27"><text:span text:style-name="T78">Leveraged </text:span>Twitter, YouTube, and Spotify <text:span text:style-name="T72">APIs; </text:span><text:span text:style-name="T79">built </text:span><text:span text:style-name="T73">Express </text:span>and MongoDB <text:span text:style-name="T79">backend; </text:span><text:span text:style-name="T80">deployed</text:span><text:span text:style-name="T72"> </text:span><text:span text:style-name="T80">app on </text:span><text:span text:style-name="T64">AWS</text:span></text:p>
        </text:list-item>
        <text:list-item>
          <text:p text:style-name="P28">Conducted sentiment analysis on Twitter data using nltk and scikit-learn libraries</text:p>
        </text:list-item>
      </text:list>
      <text:p text:style-name="P19"/>
      <text:p text:style-name="P51">EXPERIENCE</text:p>
      <text:p text:style-name="P50">Jaguar Sarasota <text:span text:style-name="T64">– </text:span>Service Porter <text:span text:style-name="T24">|</text:span> 40 hours per week <text:span text:style-name="T24">|</text:span> 08/20/23 <text:span text:style-name="T64">– </text:span>Present</text:p>
      <text:list text:style-name="L11">
        <text:list-item>
          <text:p text:style-name="P48">Receive customers and guide them to the correct department</text:p>
        </text:list-item>
        <text:list-item>
          <text:p text:style-name="P48">Transport customers and vehicles to and from residences and service drive</text:p>
        </text:list-item>
        <text:list-item>
          <text:p text:style-name="P48">Collect and distribute loaner vehicles through digital contracts</text:p>
        </text:list-item>
      </text:list>
      <text:p text:style-name="P47"/>
      <text:p text:style-name="P5"><text:span text:style-name="T7">New College of Florida </text:span><text:span text:style-name="T1">– </text:span><text:span text:style-name="T7">Computer Science Tutor</text:span><text:span text:style-name="T42"> </text:span><text:span text:style-name="T43">|</text:span><text:span text:style-name="T18"> </text:span><text:span text:style-name="T22">5</text:span><text:span text:style-name="T18"> </text:span><text:span text:style-name="T18">hours per week </text:span><text:span text:style-name="T43">| </text:span><text:span text:style-name="T20">02/23/</text:span><text:span text:style-name="T8">2</text:span><text:span text:style-name="T7">3 </text:span><text:span text:style-name="T1">– </text:span><text:span text:style-name="T7">Present</text:span></text:p>
      <text:list text:style-name="L2">
        <text:list-item>
          <text:p text:style-name="P29"><text:span text:style-name="T75">Troubleshoots</text:span> student <text:span text:style-name="T75">projects and provides strategic direction</text:span>; <text:span text:style-name="T75">has achieved </text:span><text:span text:style-name="T82">100% </text:span><text:span text:style-name="T83">student </text:span><text:span text:style-name="T82">satisfaction </text:span><text:span text:style-name="T83">rating</text:span></text:p>
        </text:list-item>
      </text:list>
      <text:p text:style-name="P22"/>
      <text:p text:style-name="P5"><text:span text:style-name="T1">New College of Florida –</text:span><text:span text:style-name="T5"> </text:span><text:span text:style-name="T1">Teaching Assistant</text:span><text:span text:style-name="T24"> </text:span><text:span text:style-name="T43">| </text:span><text:span text:style-name="T18">10 hours per week </text:span><text:span text:style-name="T43">| </text:span><text:span text:style-name="T20">08/23/</text:span><text:span text:style-name="T8">22 </text:span><text:span text:style-name="T1">– </text:span><text:span text:style-name="T20">12/06/</text:span><text:span text:style-name="T7">22</text:span></text:p>
      <text:list text:style-name="L3">
        <text:list-item>
          <text:p text:style-name="P30">Taught students computer architecture <text:span text:style-name="T85">concepts </text:span>in small group format over 30+ office hour sessions; graded 100+ project submissions; handled integrity violations; improved course teaching materials;<text:span text:style-name="T86"> oversaw workshops</text:span></text:p>
        </text:list-item>
      </text:list>
      <text:p text:style-name="P20"/>
      <text:p text:style-name="P21"><text:span text:style-name="T1">UofSC Center for Computational Robotics – Research Assistant </text:span><text:span text:style-name="T105">| </text:span><text:span text:style-name="T19">40 hours per week </text:span><text:span text:style-name="T105">| </text:span><text:span text:style-name="T21">05/29/</text:span><text:span text:style-name="T1">21 – </text:span><text:span text:style-name="T21">08/13/</text:span><text:span text:style-name="T1">21</text:span></text:p>
      <text:list text:style-name="L4">
        <text:list-item>
          <text:p text:style-name="P41">Produced training dataset of underwater cave structures <text:span text:style-name="T73">for</text:span> robot<text:span text:style-name="T87">ic</text:span> cave diving computer vision <text:span text:style-name="T73">project</text:span></text:p>
        </text:list-item>
        <text:list-item>
          <text:p text:style-name="P43"><text:span text:style-name="T88">Wrote </text:span>Python script <text:span text:style-name="T89">to ensure </text:span><text:span text:style-name="T88">dataset quality</text:span> <text:span text:style-name="T89">by</text:span> automat<text:span text:style-name="T89">ing</text:span> <text:span text:style-name="T90">correction and </text:span>culling of <text:span text:style-name="T90">class </text:span>labels</text:p>
        </text:list-item>
        <text:list-item>
          <text:p text:style-name="P31"><text:span text:style-name="T34">Trained</text:span><text:span text:style-name="T24"> proof of concept </text:span><text:span text:style-name="T31">YOLOv5 object detection model </text:span><text:span text:style-name="T36">to </text:span><text:span text:style-name="T37">classify </text:span><text:span text:style-name="T38">structures </text:span><text:span text:style-name="T32">with 82% </text:span><text:span text:style-name="T29">mean average preci</text:span><text:span text:style-name="T33">sion</text:span></text:p>
        </text:list-item>
      </text:list>
      <text:p text:style-name="P11"/>
      <text:p text:style-name="P10"><text:span text:style-name="T1">State College of Florida – Supplemental Instruction Specialist </text:span><text:span text:style-name="T44">| </text:span><text:span text:style-name="T19">20 hours per week </text:span><text:span text:style-name="T44">| </text:span><text:span text:style-name="T21">10/20/</text:span><text:span text:style-name="T1">19 – </text:span><text:span text:style-name="T21">08/16/</text:span><text:span text:style-name="T15">23</text:span></text:p>
      <text:list text:style-name="L5">
        <text:list-item>
          <text:p text:style-name="P32"><text:span text:style-name="T92">Demonstrate</text:span><text:span text:style-name="T106">d</text:span><text:span text:style-name="T92"> application of</text:span><text:span text:style-name="T73"> </text:span><text:span text:style-name="T91">programming concepts </text:span><text:span text:style-name="T93">to tutees</text:span><text:span text:style-name="T91">; </text:span><text:span text:style-name="T92">t</text:span><text:span text:style-name="T106">aught</text:span><text:span text:style-name="T91"> Python, Java, </text:span><text:span text:style-name="T62">and C++ </text:span><text:span text:style-name="T92">syntax</text:span></text:p>
        </text:list-item>
        <text:list-item>
          <text:p text:style-name="P32"><text:span text:style-name="T92">Synthesize</text:span><text:span text:style-name="T106">d</text:span><text:span text:style-name="T92"> concepts from</text:span> <text:span text:style-name="T92">Mathematics</text:span>, Physics, <text:span text:style-name="T73">and Chemistry; </text:span><text:span text:style-name="T92">identifies student weaknesses; guides students through problem solving process</text:span></text:p>
        </text:list-item>
      </text:list>
      <text:p text:style-name="P42"/>
      <text:p text:style-name="P49">Pier 1 Imports – Store Associate <text:s/><text:span text:style-name="T24">|</text:span> 20 hours per week <text:span text:style-name="T24">|</text:span> 06/28/20 <text:span text:style-name="T64">– </text:span>08/28/20</text:p>
      <text:list text:style-name="L10">
        <text:list-item>
          <text:p text:style-name="P46">Unloaded and sorted weekly merchandise <text:span text:style-name="T107">shipments</text:span></text:p>
        </text:list-item>
        <text:list-item>
          <text:p text:style-name="P46">Assembled and displayed large furniture in showroom</text:p>
        </text:list-item>
      </text:list>
      <text:p text:style-name="P45"/>
      <text:p text:style-name="P24">PROJECTS</text:p>
      <text:p text:style-name="P7"><text:span text:style-name="T12">R</text:span><text:span text:style-name="T17">u</text:span><text:span text:style-name="T12">sterizer</text:span><text:span text:style-name="T4"> </text:span><text:span text:style-name="T44">|</text:span><text:span text:style-name="T19"> </text:span><text:span text:style-name="T23">02/01/</text:span><text:span text:style-name="T9">2</text:span><text:span text:style-name="T12">3</text:span><text:span text:style-name="T9"> </text:span><text:span text:style-name="T1">– </text:span><text:span text:style-name="T23">04/20/</text:span><text:span text:style-name="T7">23</text:span></text:p>
      <text:list text:style-name="L6">
        <text:list-item>
          <text:p text:style-name="P44">Built computer graphics <text:span text:style-name="T104">rasterization </text:span>library to render user-defined 3D scenes using Rust</text:p>
        </text:list-item>
        <text:list-item>
          <text:p text:style-name="P33"><text:span text:style-name="T24">Generated 2D </text:span><text:span text:style-name="T39">images</text:span><text:span text:style-name="T24"> from object </text:span><text:span text:style-name="T34">models </text:span><text:span text:style-name="T24">using</text:span><text:span text:style-name="T35"> </text:span><text:span text:style-name="T24">linear </text:span><text:span text:style-name="T35">transformations and</text:span><text:span text:style-name="T24"> interpolation</text:span></text:p>
        </text:list-item>
      </text:list>
      <text:p text:style-name="P17"><text:span text:style-name="T24"/></text:p>
      <text:p text:style-name="P9"><text:span text:style-name="T1">WidowX 200 Robot Arm Control </text:span><text:span text:style-name="T13">Architecture </text:span><text:span text:style-name="T44">|</text:span><text:span text:style-name="T19"> </text:span><text:span text:style-name="T23">08/23/</text:span><text:span text:style-name="T9">22 </text:span><text:span text:style-name="T1">– </text:span><text:span text:style-name="T23">05/12/</text:span><text:span text:style-name="T7">23</text:span></text:p>
      <text:list text:style-name="L7">
        <text:list-item>
          <text:p text:style-name="P34">Applie<text:span text:style-name="T74">d</text:span> linear regression to produce <text:span text:style-name="T66">G</text:span>aussian mixture model-<text:span text:style-name="T46">based motion primitives</text:span></text:p>
        </text:list-item>
        <text:list-item>
          <text:p text:style-name="P35">Evaluate<text:span text:style-name="T74">d</text:span> <text:span text:style-name="T47">performance of </text:span><text:span text:style-name="T94">5 </text:span><text:span text:style-name="T47">motion primitives</text:span> <text:span text:style-name="T64">using</text:span> root mean square error</text:p>
        </text:list-item>
        <text:list-item>
          <text:p text:style-name="P35"><text:span text:style-name="T95">Utilized </text:span>forward <text:span text:style-name="T64">and inverse kinematics </text:span><text:span text:style-name="T95">to convert</text:span><text:span text:style-name="T64"> between </text:span><text:span text:style-name="T70">3D</text:span><text:span text:style-name="T64"> coordinates and joint angles </text:span></text:p>
        </text:list-item>
        <text:list-item>
          <text:p text:style-name="P36">Communicate<text:span text:style-name="T74">d</text:span> with <text:span text:style-name="T97">robot </text:span>arm through<text:span text:style-name="T98"> </text:span>custom <text:span text:style-name="T99">C++ </text:span>DynamixelSDK wrapper and ROS2 <text:span text:style-name="T96">framework</text:span></text:p>
        </text:list-item>
      </text:list>
      <text:p text:style-name="P18"/>
      <text:p text:style-name="P40"><text:span text:style-name="T10">From Nand to Tetris </text:span><text:span text:style-name="T44">|</text:span><text:span text:style-name="T19"> </text:span><text:span text:style-name="T23">06/18/</text:span><text:span text:style-name="T9">22 </text:span><text:span text:style-name="T3">– </text:span><text:span text:style-name="T23">07/18/</text:span><text:span text:style-name="T13">22</text:span></text:p>
      <text:list text:style-name="L8">
        <text:list-item>
          <text:p text:style-name="P37"><text:span text:style-name="T73">Built</text:span> <text:span text:style-name="T67">16-bit</text:span> <text:span text:style-name="T100">H</text:span>ack CPU and RAM from ground up using <text:span text:style-name="T101">only </text:span>N<text:span text:style-name="T67">AND</text:span> logic gate<text:span text:style-name="T101">s</text:span></text:p>
        </text:list-item>
        <text:list-item>
          <text:p text:style-name="P38"><text:span text:style-name="T74">D</text:span>esigned and created <text:span text:style-name="T74">logic gates and</text:span> functional <text:span text:style-name="T71">16-bit </text:span>Arithmetic Logic Unit <text:span text:style-name="T102">in</text:span> Minecraft</text:p>
        </text:list-item>
        <text:list-item>
          <text:p text:style-name="P39"><text:soft-page-break/>Implemented assembler <text:span text:style-name="T103">capable of </text:span><text:span text:style-name="T69">support</text:span><text:span text:style-name="T103">ing</text:span><text:span text:style-name="T69"> </text:span><text:span text:style-name="T68">symbols and labels to generate machine language</text:span></text:p>
        </text:list-item>
      </text:list>
      <text:p text:style-name="P25"/>
      <text:p text:style-name="P13"><text:span text:style-name="T2">RELATED COURSES &amp; </text:span><text:span text:style-name="T1">SKILLS</text:span></text:p>
      <text:p text:style-name="P3"><text:span text:style-name="T55">Courses:</text:span><text:span text:style-name="T51"> </text:span><text:span text:style-name="T52"><text:s/>Software Engineering, </text:span><text:span text:style-name="T53">Object Oriented Design, </text:span><text:span text:style-name="T52">Machine Learning, Computer Architecture, </text:span><text:span text:style-name="T54">Embedded Systems</text:span></text:p>
      <text:p text:style-name="P2"><text:span text:style-name="T56">L</text:span><text:span text:style-name="T49">anguages:</text:span><text:span text:style-name="T50"> C++, C, Python, Java, Rust, TypeScript, JavaScript, C#</text:span></text:p>
      <text:p text:style-name="P14"><text:span text:style-name="T5">Technologies</text:span><text:span text:style-name="T2">:</text:span><text:span text:style-name="T26"> </text:span><text:span text:style-name="T41">Git,</text:span><text:span text:style-name="T28"> </text:span><text:span text:style-name="T25">Linux OS</text:span><text:span text:style-name="T28">, </text:span><text:span text:style-name="T41">Vim, Docker, GDB, radare2, </text:span><text:span text:style-name="T40">Arduino, </text:span><text:span text:style-name="T30">Agile/SCRUM, </text:span><text:span text:style-name="T41">ReactJS, </text:span><text:span text:style-name="T27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03-07T23:16:24.190724598</dc:date>
    <meta:editing-duration>P1DT12H11M46S</meta:editing-duration>
    <meta:editing-cycles>136</meta:editing-cycles>
    <meta:generator>LibreOffice/7.6.4.1$Linux_X86_64 LibreOffice_project/60$Build-1</meta:generator>
    <meta:print-date>2023-11-14T09:30:40.516962486</meta:print-date>
    <meta:printed-by>PDF files</meta:printed-by>
    <meta:document-statistic meta:table-count="0" meta:image-count="0" meta:object-count="0" meta:page-count="2" meta:paragraph-count="46" meta:word-count="522" meta:character-count="3581" meta:non-whitespace-character-count="3107"/>
  </office:meta>
</office:document-meta>
</file>